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584cm" fo:margin-left="1.439cm" fo:margin-right="-0.023cm" table:align="margins"/>
    </style:style>
    <style:style style:name="Tabelle2.A" style:family="table-column">
      <style:table-column-properties style:column-width="15.584cm" style:rel-column-width="65535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5.61cm" fo:margin-left="1.413cm" fo:margin-right="-0.023cm" table:align="margins"/>
    </style:style>
    <style:style style:name="Tabelle3.A" style:family="table-column">
      <style:table-column-properties style:column-width="15.61cm" style:rel-column-width="65535*"/>
    </style:style>
    <style:style style:name="Tabelle3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<text:s/>Javascript Einführung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>Internet Technologie</text:p>
          </table:table-cell>
          <table:table-cell table:style-name="Tabelle1.A2" office:value-type="string">
            <text:p text:style-name="P3">Beispiele/05_Objekte/Objekte_in_Konsole</text:p>
          </table:table-cell>
          <table:table-cell table:style-name="Tabelle1.C2" office:value-type="string">
            <text:p text:style-name="P3">Schuljahr 2015/16</text:p>
          </table:table-cell>
        </table:table-row>
      </table:table>
      <text:p text:style-name="P2">1. Eingabebeispiel in Konsole</text:p>
      <text:p text:style-name="P2"/>
      <text:p text:style-name="P1">Beispiele <text:s/>in Konsole:</text:p>
      <text:p text:style-name="Standard"/>
      <text:p text:style-name="Standard"/>
      <text:p text:style-name="Standard">var o = {};<text:tab/><text:tab/>// entspricht: var o = new Object(); </text:p>
      <text:p text:style-name="Standard"/>
      <text:p text:style-name="Standard">o<text:tab/><text:tab/><text:tab/>// o anzeigen lassen</text:p>
      <text:p text:style-name="Standard"/>
      <text:p text:style-name="Standard">o.Name = ' Otto';<text:tab/>// setzt eine Eigenschaft vom Object o</text:p>
      <text:p text:style-name="Standard"/>
      <text:p text:style-name="Standard">o = {Name: 'Otto'};<text:tab/>// entspricht: setzt eine Eigenschaft vom Object o </text:p>
      <text:p text:style-name="Standard"/>
      <text:p text:style-name="Standard">var spieler = {Name: 'Jane', Alter: 33}; <text:s text:c="2"/><text:tab/>// Erzeugt Object und setzt Eigenschaften</text:p>
      <text:p text:style-name="Standard"/>
      <text:p text:style-name="Standard">spieler<text:tab/><text:tab/><text:tab/>// Object spieler anzeigen lassen</text:p>
      <text:p text:style-name="Standard"/>
      <text:p text:style-name="Standard">spieler.Name <text:tab/><text:tab/>// Eigenschaft von spieler anzeigen lassen</text:p>
      <text:p text:style-name="Standard"/>
      <text:p text:style-name="Standard">function Beispiel() {<text:tab/><text:tab/>// Konstruktor für Beispiel-Objekt (eigenes Objekt)</text:p>
      <text:p text:style-name="Standard"><text:tab/>this.number = Math.random();<text:tab/>// Methode setzen</text:p>
      <text:p text:style-name="Standard">}</text:p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Beispiel.prototype.number = Math.random();<text:tab/>// Prototype Methode setzen</text:p>
      <text:p text:style-name="Standard"/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Beispiel.prototype = {<text:tab/><text:tab/></text:p>
      <text:p text:style-name="Standard"><text:tab/>this.number = Math.random()<text:tab/> // Beachte kein ; </text:p>
      <text:p text:style-name="Standard">}</text:p>
      <text:p text:style-name="Standard"/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new Beispiel();<text:tab/><text:tab/>// Beispiel-Objekt erzeugen</text:p>
      <text:p text:style-name="Standard"/>
      <text:p text:style-name="Standard">var a = new Beispiel();</text:p>
      <text:p text:style-name="Standard"/>
      <text:p text:style-name="Standard"/>
      <text:p text:style-name="Standard"><text:soft-page-break/></text:p>
      <text:p text:style-name="P2">2. Eingabebeispiel für Database Objekt</text:p>
      <text:p text:style-name="P4">Jetzt wollen wir folgendes Beispiel umschreiben und Funktionen auslagern: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>function Database () {</text:p>
            <text:p text:style-name="P5"><text:tab/>this.database = [];</text:p>
            <text:p text:style-name="P5"><text:tab/>this.insert = function …</text:p>
            <text:p text:style-name="P5"><text:tab/>this.where = function …</text:p>
            <text:p text:style-name="P5"><text:s text:c="12"/>this.update = function ….</text:p>
            <text:p text:style-name="P5"><text:s text:c="12"/>this.delete = function ….</text:p>
            <text:p text:style-name="P5">}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function Database () {</text:p>
            <text:p text:style-name="P5"><text:tab/>this.database = [];</text:p>
            <text:p text:style-name="P5">}</text:p>
            <text:p text:style-name="P5">Database.prototype = { <text:s text:c="20"/>\\ Funktionen im Prototype</text:p>
            <text:p text:style-name="P5"><text:tab/>insert: function … , <text:s text:c="15"/>\\ Komma zwischen Funktionen</text:p>
            <text:p text:style-name="P5"><text:tab/>where: function … ,</text:p>
            <text:p text:style-name="P5"><text:s text:c="12"/>update: function … ,</text:p>
            <text:p text:style-name="P5"><text:s text:c="12"/>delete: function ….</text:p>
            <text:p text:style-name="P5">};</text:p>
          </table:table-cell>
        </table:table-row>
      </table:table>
      <text:p text:style-name="Standard"/>
      <text:p text:style-name="Standard"><text:span text:style-name="T1">Lösung:</text:span> </text:p>
      <text:p text:style-name="P5">function Database (){ </text:p>
      <text:p text:style-name="P5"><text:tab/>this. database = []; </text:p>
      <text:p text:style-name="P5">}</text:p>
      <text:p text:style-name="P5">Database.prototype = {</text:p>
      <text:p text:style-name="P5"><text:tab/>insert:function(obj) {</text:p>
      <text:p text:style-name="P5"><text:tab/><text:tab/>this.database.push(obj);</text:p>
      <text:p text:style-name="P5"><text:tab/>},</text:p>
      <text:p text:style-name="P5"><text:tab/>where: function (prop,val) {</text:p>
      <text:p text:style-name="P5"><text:tab/><text:tab/><text:span text:style-name="T2">if (!prop) <text:tab/>{<text:tab/></text:span></text:p>
      <text:p text:style-name="P6"><text:tab/><text:tab/><text:tab/>return this.database;</text:p>
      <text:p text:style-name="P6"><text:tab/><text:tab/>}</text:p>
      <text:p text:style-name="P5"><text:tab/><text:tab/>for (var resdatabase = [], i = 0; <text:s/>i &lt; this.database.length ; i++){</text:p>
      <text:p text:style-name="P5"><text:tab/><text:tab/><text:tab/>if (this.database[i][prop] === val){</text:p>
      <text:p text:style-name="P5"><text:tab/><text:tab/><text:tab/><text:tab/>resArray.push (this.database[i]);</text:p>
      <text:p text:style-name="P5"><text:tab/><text:tab/><text:tab/>}</text:p>
      <text:p text:style-name="P5"><text:tab/><text:tab/>}</text:p>
      <text:p text:style-name="P5"><text:tab/> <text:s text:c="11"/>return resArr;</text:p>
      <text:p text:style-name="P5"><text:tab/>},</text:p>
      <text:p text:style-name="P7"><text:s text:c="11"/><text:span text:style-name="T2">update: function(whereprop, whereval, updateprop, updateval){</text:span></text:p>
      <text:p text:style-name="P5"><text:tab/> <text:s text:c="10"/>for (var resdatabase = [], i = 0; <text:s/>i &lt; this.database.length ; i++){</text:p>
      <text:p text:style-name="P5"><text:tab/> <text:s text:c="20"/>if (this.database[i][whereprop] === whereval){</text:p>
      <text:p text:style-name="P5"><text:tab/><text:tab/><text:tab/><text:tab/>this.database[i][updateprop] = updateval;</text:p>
      <text:p text:style-name="P5"><text:tab/><text:tab/> <text:s text:c="8"/>}</text:p>
      <text:p text:style-name="P7"><text:tab/> <text:s text:c="9"/>}</text:p>
      <text:p text:style-name="P7"><text:s text:c="9"/>},</text:p>
      <text:p text:style-name="P6"><text:s text:c="9"/>delete: function(prop,val){</text:p>
      <text:p text:style-name="P6"><text:tab/> <text:s text:c="5"/>if (!prop){</text:p>
      <text:p text:style-name="P6"><text:tab/><text:tab/>val currentDatabase = this.database;</text:p>
      <text:p text:style-name="P6"><text:tab/><text:tab/>this.database =[];</text:p>
      <text:p text:style-name="P6"><text:tab/><text:tab/>return currentDatabase;</text:p>
      <text:p text:style-name="P6"><text:tab/> <text:s text:c="6"/>}</text:p>
      <text:p text:style-name="P7"/>
      <text:p text:style-name="P5"><text:tab/> <text:s text:c="6"/>for (var resdatabase = [], i = 0; <text:s/>i &lt; this.database.length ; i++){</text:p>
      <text:p text:style-name="P5"><text:tab/> <text:s text:c="14"/>if (this.database[i][prop] === val){</text:p>
      <text:p text:style-name="P5"><text:tab/><text:tab/> <text:s text:c="8"/>return this.database.splice(i,1); // loeschen;</text:p>
      <text:p text:style-name="P5"><text:tab/><text:tab/> <text:s text:c="2"/>}</text:p>
      <text:p text:style-name="P7"><text:tab/> <text:s text:c="5"/>}</text:p>
      <text:p text:style-name="P7"><text:s text:c="10"/>}</text:p>
      <text:p text:style-name="P5"><text:soft-page-break/>};</text:p>
      <text:p text:style-name="P5"/>
      <text:p text:style-name="P2">3. Eingabebeispiel für Objekt Database</text:p>
      <text:p text:style-name="Standard"/>
      <text:list xml:id="list4151407213733044739" text:style-name="L1">
        <text:list-item>
          <text:p text:style-name="P9">Testen Sie zuerst das Beispiel oben</text:p>
          <text:p text:style-name="P9"/>
        </text:list-item>
        <text:list-item>
          <text:p text:style-name="P9">Fügen Sie eine ID für die Objekte, die gespeichert werden ein.</text:p>
        </text:list-item>
      </text:list>
      <text:p text:style-name="Standard"/>
      <text:p text:style-name="Standard"><text:tab/>Hierzu folgendes eingaben:</text:p>
      <text:p text:style-name="Standard"/>
      <text:p text:style-name="Standard">Database.prototype.insert = function (obj) {</text:p>
      <text:p text:style-name="Standard"><text:tab/>obj[“id“] = this.index++;</text:p>
      <text:p text:style-name="Standard"><text:tab/>this database.push(obj);</text:p>
      <text:p text:style-name="Standard">}</text:p>
      <text:p text:style-name="Standard">Database.prototype.index = 0;</text:p>
      <text:p text:style-name="Standard"/>
      <text:list xml:id="list42746935" text:continue-numbering="true" text:style-name="L1">
        <text:list-item>
          <text:p text:style-name="P9">Löschen Sie jetzt die bisherigen Einträge </text:p>
        </text:list-item>
      </text:list>
      <text:p text:style-name="Standard"/>
      <text:p text:style-name="Standard">db.delete();</text:p>
      <text:p text:style-name="Standard"/>
      <text:p text:style-name="Standard">db.where();</text:p>
      <text:p text:style-name="Standard"/>
      <text:p text:style-name="Standard">→ Ist db leer?</text:p>
      <text:p text:style-name="Standard"/>
      <text:p text:style-name="Standard"/>
      <text:list xml:id="list42756416" text:continue-numbering="true" text:style-name="L1">
        <text:list-item>
          <text:p text:style-name="P9">Erzeugen Sie ein neues Objekt in db und ein Zweites:</text:p>
        </text:list-item>
      </text:list>
      <text:p text:style-name="Standard"/>
      <text:p text:style-name="Standard">db.insert ({ hallo: “Welt!“});</text:p>
      <text:p text:style-name="Standard"/>
      <text:p text:style-name="Standard">db.insert ({tag : “Freunde!“});</text:p>
      <text:p text:style-name="Standard"/>
      <text:p text:style-name="Standard">→ Kontrollieren Sie die ID</text:p>
      <text:p text:style-name="Standard"/>
      <text:p text:style-name="Standard">db.where();</text:p>
      <text:p text:style-name="Standard"/>
      <text:list xml:id="list42747757" text:continue-numbering="true" text:style-name="L1">
        <text:list-item>
          <text:p text:style-name="P9">Aber ID lässt sich von aussen setzen:</text:p>
        </text:list-item>
      </text:list>
      <text:p text:style-name="Standard"/>
      <text:p text:style-name="Standard">db.index = 0;</text:p>
      <text:p text:style-name="Standard">db.insert ({nacht : “Schule!“});</text:p>
      <text:p text:style-name="Standard"/>
      <text:p text:style-name="Standard">→ Jetzt hat das neue Objekt wieder die ID = 0</text:p>
      <text:p text:style-name="Standard"/>
      <text:p text:style-name="P1">Frage: Wie kann man ID vor Zugriff von Aussen schützen?</text:p>
      <text:p text:style-name="Standard">Lösung: Funktionscope d.h. Variablen mit var in Funktion deklariert sind nur in dieser Funktion sichtbar.</text:p>
      <text:p text:style-name="Standard"/>
      <text:p text:style-name="Standard">function Database () {</text:p>
      <text:p text:style-name="Standard"><text:tab/>this.database = [];</text:p>
      <text:p text:style-name="Standard"><text:tab/><text:span text:style-name="T1">var index = 0; <text:tab/><text:tab/>\\ Funktionscope</text:span></text:p>
      <text:p text:style-name="P1"><text:tab/>this.insert = function (obj) {</text:p>
      <text:p text:style-name="P1"><text:tab/> <text:s text:c="3"/>obj[“id“] = index++;</text:p>
      <text:p text:style-name="P1"><text:tab/> <text:s text:c="3"/>this.database.push(obj);<text:tab/>\\ Muss hier sein um index zu sehen</text:p>
      <text:p text:style-name="P1"><text:tab/>};</text:p>
      <text:p text:style-name="Standard"><text:soft-page-break/>}</text:p>
      <text:list xml:id="list42771390" text:continue-numbering="true" text:style-name="L1">
        <text:list-item>
          <text:p text:style-name="P9">Jetzt muss der Prototype wieder definiert werden. (Einfach kopieren)</text:p>
          <text:p text:style-name="P9"/>
        </text:list-item>
        <text:list-item>
          <text:p text:style-name="P9">Jetzt muss db neu erzeugt werden und Objekte eingefügt werden.</text:p>
          <text:p text:style-name="P9"/>
        </text:list-item>
        <text:list-item>
          <text:p text:style-name="P9">Probieren Sie ob index erreichbar von Aussen:</text:p>
        </text:list-item>
      </text:list>
      <text:p text:style-name="Standard"/>
      <text:p text:style-name="Standard">db.index = 4; <text:s text:c="2"/>\\ oder Liste von db Properties anschauen</text:p>
      <text:list xml:id="list42749490" text:continue-numbering="true" text:style-name="L1">
        <text:list-header>
          <text:p text:style-name="P9"/>
        </text:list-header>
      </text:list>
      <text:p text:style-name="P1">Frage: Wieso musste nicht insert aus prototype Database löschen und neues insert bei Objekt Database wird verwendet?</text:p>
      <text:p text:style-name="P1"/>
      <text:p text:style-name="P2">Zuerst wird beim Objekt geschaut erst dann beim Prototype!!!!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0:42:20.45</meta:creation-date>
    <dc:date>2016-04-26T22:58:34.19</dc:date>
    <dc:creator>Yvonne Fitzgerald</dc:creator>
    <meta:editing-duration>PT9H14M2S</meta:editing-duration>
    <meta:editing-cycles>57</meta:editing-cycles>
    <meta:generator>OpenOffice/4.1.1$Win32 OpenOffice.org_project/411m6$Build-9775</meta:generator>
    <meta:document-statistic meta:table-count="3" meta:image-count="0" meta:object-count="0" meta:page-count="4" meta:paragraph-count="127" meta:word-count="583" meta:character-count="4261"/>
  </office:meta>
</office:document-meta>
</file>